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style:font-size-asian="16pt" style:font-name-complex="Arial1" style:font-size-complex="16pt"/>
    </style:style>
    <style:style style:name="P2" style:family="paragraph" style:parent-style-name="Standard">
      <loext:graphic-properties draw:fill="solid" draw:fill-color="#ffffff"/>
      <style:paragraph-properties fo:margin-top="0in" fo:margin-bottom="0.1563in" loext:contextual-spacing="false" style:line-height-at-least="0.2252in" fo:background-color="#ffffff"/>
      <style:text-properties fo:color="#333333" style:font-name="Arial" fo:font-size="16pt" style:font-name-asian="Times New Roman1" style:font-size-asian="16pt" style:font-name-complex="Arial1" style:font-size-complex="16pt"/>
    </style:style>
    <style:style style:name="P3" style:family="paragraph" style:parent-style-name="Standard">
      <loext:graphic-properties draw:fill="solid" draw:fill-color="#ffffff"/>
      <style:paragraph-properties fo:margin-top="0in" fo:margin-bottom="0.1563in" loext:contextual-spacing="false" style:line-height-at-least="0.2252in" fo:background-color="#ffffff"/>
      <style:text-properties fo:color="#333333" style:font-name="Arial" fo:font-size="14pt" style:font-name-asian="Times New Roman1" style:font-size-asian="14pt" style:font-name-complex="Arial1" style:font-size-complex="14pt"/>
    </style:style>
    <style:style style:name="P4" style:family="paragraph" style:parent-style-name="List_20_Paragraph">
      <loext:graphic-properties draw:fill="solid" draw:fill-color="#ffffff"/>
      <style:paragraph-properties fo:margin-top="0in" fo:margin-bottom="0.1563in" loext:contextual-spacing="false" style:line-height-at-least="0.2252in" fo:background-color="#ffffff"/>
      <style:text-properties fo:color="#333333" style:font-name="Arial" fo:font-size="12pt" style:font-name-asian="Times New Roman1" style:font-size-asian="12pt" style:font-name-complex="Arial1" style:font-size-complex="12pt"/>
    </style:style>
    <style:style style:name="P5" style:family="paragraph" style:parent-style-name="Standard">
      <loext:graphic-properties draw:fill="solid" draw:fill-color="#ffffff"/>
      <style:paragraph-properties fo:margin-left="0.3126in" fo:margin-right="0in" fo:margin-top="0in" fo:margin-bottom="0in" loext:contextual-spacing="false" style:line-height-at-least="0.2252in" fo:text-indent="0in" style:auto-text-indent="false" fo:background-color="#ffffff"/>
      <style:text-properties fo:color="#333333" style:font-name="Arial" fo:font-size="16pt" style:font-name-asian="Times New Roman1" style:font-size-asian="16pt" style:font-name-complex="Arial1" style:font-size-complex="16pt"/>
    </style:style>
    <style:style style:name="P6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252in" fo:background-color="#ffffff"/>
      <style:text-properties fo:color="#333333" style:font-name="Arial" fo:font-size="12pt" style:font-name-asian="Times New Roman1" style:font-size-asian="12pt" style:font-name-complex="Arial1" style:font-size-complex="12pt"/>
    </style:style>
    <style:style style:name="P7" style:family="paragraph" style:parent-style-name="List_20_Paragraph">
      <loext:graphic-properties draw:fill="solid" draw:fill-color="#ffffff"/>
      <style:paragraph-properties fo:margin-top="0in" fo:margin-bottom="0in" loext:contextual-spacing="false" style:line-height-at-least="0.2252in" fo:background-color="#ffffff"/>
    </style:style>
    <style:style style:name="P8" style:family="paragraph" style:parent-style-name="List_20_Paragraph">
      <loext:graphic-properties draw:fill="solid" draw:fill-color="#ffffff"/>
      <style:paragraph-properties fo:margin-top="0in" fo:margin-bottom="0in" loext:contextual-spacing="false" style:line-height-at-least="0.2252in" fo:background-color="#ffffff"/>
      <style:text-properties fo:color="#333333" style:font-name="Arial" fo:font-size="12pt" style:font-name-asian="Times New Roman1" style:font-size-asian="12pt" style:font-name-complex="Arial1" style:font-size-complex="12pt"/>
    </style:style>
    <style:style style:name="P9" style:family="paragraph" style:parent-style-name="List_20_Paragraph">
      <style:text-properties fo:color="#333333" style:font-name="Arial" fo:font-size="12pt" style:font-name-asian="Times New Roman1" style:font-size-asian="12pt" style:font-name-complex="Arial1" style:font-size-complex="12pt"/>
    </style:style>
    <style:style style:name="P10" style:family="paragraph" style:parent-style-name="List_20_Paragraph" style:list-style-name="WWNum2">
      <loext:graphic-properties draw:fill="solid" draw:fill-color="#ffffff"/>
      <style:paragraph-properties fo:margin-top="0in" fo:margin-bottom="0.1563in" loext:contextual-spacing="false" style:line-height-at-least="0.2252in" fo:background-color="#ffffff"/>
    </style:style>
    <style:style style:name="P11" style:family="paragraph" style:parent-style-name="List_20_Paragraph" style:list-style-name="WWNum2">
      <loext:graphic-properties draw:fill="solid" draw:fill-color="#ffffff"/>
      <style:paragraph-properties fo:margin-top="0in" fo:margin-bottom="0in" loext:contextual-spacing="false" style:line-height-at-least="0.2252in" fo:background-color="#ffffff"/>
    </style:style>
    <style:style style:name="P12" style:family="paragraph" style:parent-style-name="List_20_Paragraph" style:list-style-name="WWNum2">
      <loext:graphic-properties draw:fill="solid" draw:fill-color="#ffffff"/>
      <style:paragraph-properties fo:margin-top="0in" fo:margin-bottom="0in" loext:contextual-spacing="false" style:line-height-at-least="0.2252in" fo:background-color="#ffffff"/>
      <style:text-properties fo:color="#333333" style:font-name="Arial" fo:font-size="12pt" style:font-name-asian="Times New Roman1" style:font-size-asian="12pt" style:font-name-complex="Arial1" style:font-size-complex="12pt"/>
    </style:style>
    <style:style style:name="P13" style:family="paragraph" style:parent-style-name="Standard">
      <loext:graphic-properties draw:fill="solid" draw:fill-color="#ffffff"/>
      <style:paragraph-properties fo:margin-top="0in" fo:margin-bottom="0.1563in" loext:contextual-spacing="false" style:line-height-at-least="0.2252in" fo:background-color="#ffffff"/>
      <style:text-properties fo:color="#333333" style:font-name="Arial" fo:font-size="14pt" style:font-name-asian="Times New Roman1" style:font-size-asian="14pt" style:font-name-complex="Arial1" style:font-size-complex="14pt"/>
    </style:style>
    <style:style style:name="P14" style:family="paragraph" style:parent-style-name="Standard" style:master-page-name="Standard">
      <loext:graphic-properties draw:fill="solid" draw:fill-color="#ffffff"/>
      <style:paragraph-properties fo:margin-top="0in" fo:margin-bottom="0.1563in" loext:contextual-spacing="false" style:line-height-at-least="0.2252in" style:page-number="auto" fo:background-color="#ffffff"/>
      <style:text-properties fo:color="#333333" style:font-name="Arial" fo:font-size="26pt" style:font-name-asian="Times New Roman1" style:font-size-asian="26pt" style:font-name-complex="Arial1" style:font-size-complex="26pt"/>
    </style:style>
    <style:style style:name="P15" style:family="paragraph" style:parent-style-name="Standard">
      <loext:graphic-properties draw:fill="solid" draw:fill-color="#ffffff"/>
      <style:paragraph-properties fo:margin-top="0in" fo:margin-bottom="0.1563in" loext:contextual-spacing="false" style:line-height-at-least="0.2252in" fo:break-before="page" fo:background-color="#ffffff"/>
      <style:text-properties fo:color="#333333" style:font-name="Arial" fo:font-size="26pt" style:font-name-asian="Times New Roman1" style:font-size-asian="26pt" style:font-name-complex="Arial1" style:font-size-complex="26pt"/>
    </style:style>
    <style:style style:name="P16" style:family="paragraph" style:parent-style-name="Standard" style:list-style-name="WWNum1">
      <loext:graphic-properties draw:fill="solid" draw:fill-color="#ffffff"/>
      <style:paragraph-properties fo:margin-left="0.3126in" fo:margin-right="0in" fo:margin-top="0in" fo:margin-bottom="0in" loext:contextual-spacing="false" style:line-height-at-least="0.2252in" fo:text-indent="-0.25in" style:auto-text-indent="false" fo:background-color="#ffffff"/>
    </style:style>
    <style:style style:name="P17" style:family="paragraph" style:parent-style-name="Standard" style:list-style-name="WWNum1">
      <loext:graphic-properties draw:fill="solid" draw:fill-color="#ffffff"/>
      <style:paragraph-properties fo:margin-left="0.3126in" fo:margin-right="0in" fo:margin-top="0in" fo:margin-bottom="0in" loext:contextual-spacing="false" style:line-height-at-least="0.2252in" fo:text-indent="-0.25in" style:auto-text-indent="false" fo:background-color="#ffffff"/>
      <style:text-properties fo:color="#333333" style:font-name="Arial" fo:font-size="16pt" style:font-name-asian="Times New Roman1" style:font-size-asian="16pt" style:font-name-complex="Arial1" style:font-size-complex="16pt"/>
    </style:style>
    <style:style style:name="P18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252in" fo:background-color="#ffffff"/>
      <style:text-properties fo:color="#333333" style:font-name="Arial" fo:font-size="16pt" style:font-name-asian="Times New Roman1" style:font-size-asian="16pt" style:font-name-complex="Arial1" style:font-size-complex="16pt"/>
    </style:style>
    <style:style style:name="P19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252in" fo:background-color="#ffffff"/>
      <style:text-properties fo:color="#333333" style:font-name="Arial" fo:font-size="12pt" style:font-name-asian="Times New Roman1" style:font-size-asian="12pt" style:font-name-complex="Arial1" style:font-size-complex="12pt"/>
    </style:style>
    <style:style style:name="T1" style:family="text">
      <style:text-properties fo:color="#333333" style:font-name="Arial" fo:font-size="16pt" style:font-name-asian="Times New Roman1" style:font-size-asian="16pt" style:font-name-complex="Arial1" style:font-size-complex="16pt"/>
    </style:style>
    <style:style style:name="T2" style:family="text">
      <style:text-properties fo:color="#333333" style:font-name="Arial" fo:font-size="16pt" style:text-underline-style="solid" style:text-underline-width="auto" style:text-underline-color="font-color" fo:font-weight="bold" style:font-name-asian="Times New Roman1" style:font-size-asian="16pt" style:font-weight-asian="bold" style:font-name-complex="Arial1" style:font-size-complex="16pt"/>
    </style:style>
    <style:style style:name="T3" style:family="text">
      <style:text-properties fo:color="#333333" style:font-name="Arial" fo:font-size="12pt" style:font-name-asian="Times New Roman1" style:font-size-asian="12pt" style:font-name-complex="Arial1" style:font-size-complex="12pt"/>
    </style:style>
    <style:style style:name="T4" style:family="text">
      <style:text-properties fo:color="#333333" style:font-name="Arial" fo:font-size="12pt" style:text-underline-style="solid" style:text-underline-width="auto" style:text-underline-color="font-color" fo:font-weight="bold" style:font-name-asian="Times New Roman1" style:font-size-asian="12pt" style:font-weight-asian="bold" style:font-name-complex="Arial1" style:font-size-complex="12pt"/>
    </style:style>
    <style:style style:name="T5" style:family="text">
      <style:text-properties fo:color="#333333" style:font-name="Arial" fo:font-size="12pt" style:text-underline-style="solid" style:text-underline-width="auto" style:text-underline-color="font-color" style:font-name-asian="Times New Roman1" style:font-size-asian="12pt" style:font-name-complex="Arial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salm 23</text:p>
      <text:list xml:id="list4147189843" text:style-name="WWNum1">
        <text:list-item>
          <text:p text:style-name="P16"><text:span text:style-name="T1">The </text:span><text:span text:style-name="T2">LORD</text:span><text:span text:style-name="T1"> (Jehovah) is my </text:span><text:span text:style-name="T2">shepherd </text:span><text:span text:style-name="T1">(Jehovah-Raha) I shall not want [</text:span><text:span text:style-name="T2">lacks no good thing</text:span><text:span text:style-name="T1">] (Jehovah-Jireh - provider).</text:span></text:p>
        </text:list-item>
        <text:list-item>
          <text:p text:style-name="P16"><text:span text:style-name="T1">He makes me to lie down in green pastures (Jehovah-Shalom- peace in difficult times): He </text:span><text:span text:style-name="T2">leads</text:span><text:span text:style-name="T1"> me beside the still waters (Jehovah-Raha).</text:span></text:p>
        </text:list-item>
        <text:list-item>
          <text:p text:style-name="P16"><text:span text:style-name="T1">He </text:span><text:span text:style-name="T2">restores my soul</text:span><text:span text:style-name="T1"> (Jehovah-Rapha – emotional healing and strengthening through deliverance of troubles and sorrow): He </text:span><text:span text:style-name="T2">leads</text:span><text:span text:style-name="T1"> me in the paths of </text:span><text:span text:style-name="T2">righteousness</text:span><text:span text:style-name="T1"> for His name’s sake (Jehovah-Tsidkenu).</text:span></text:p>
        </text:list-item>
        <text:list-item>
          <text:p text:style-name="P16"><text:span text:style-name="T1">Yea, though I walk through the valley of the shadow of death, I will </text:span><text:span text:style-name="T2">fear no evil</text:span><text:span text:style-name="T1"> (Jehovah-Nissi – banner of victory): for You are </text:span><text:span text:style-name="T2">with me</text:span><text:span text:style-name="T1"> (Jehovah Shammah - presence); Your </text:span><text:span text:style-name="T2">rod</text:span><text:span text:style-name="T1"> and Your </text:span><text:span text:style-name="T2">staff</text:span><text:span text:style-name="T1"> they </text:span><text:span text:style-name="T2">comfort</text:span><text:span text:style-name="T1"> me (Jehovah Raha/Jireh/Shalom).</text:span></text:p>
        </text:list-item>
        <text:list-item>
          <text:p text:style-name="P16"><text:span text:style-name="T1">You repare a table before me in the presence of mine </text:span><text:span text:style-name="T2">enemies </text:span><text:span text:style-name="T1">(Jehovah Nissi): You </text:span><text:span text:style-name="T2">anoint</text:span><text:span text:style-name="T1"> my head with oil (Jehovah-Rapha); my </text:span><text:span text:style-name="T2">cup runs </text:span><text:bookmark text:name="_GoBack"/><text:span text:style-name="T2">over</text:span><text:span text:style-name="T1"> (Jehovah-Jireh).</text:span></text:p>
        </text:list-item>
        <text:list-item>
          <text:p text:style-name="P17">Surely goodness and mercy shall follow me all the days of my life: and I will dwell in the house of the Lord forever.</text:p>
        </text:list-item>
      </text:list>
      <text:p text:style-name="P5"/>
      <text:p text:style-name="P18">Jehovah-Shalom - the Lord is our Peace<text:line-break/>Jehovah-Raha - the Lord is my Shepherd<text:line-break/>Jehovah-Jireh - the Lord will provide<text:line-break/>Jehovah-Nissi - the Lord our Banner or Victor<text:line-break/>Jehovah-Tsidkenu - the Lord our Righteousness<text:line-break/>Jehovah-Rapha - the Lord that healeth<text:line-break/>Jehovah-Shammah - the Lord with us or is present</text:p>
      <text:p text:style-name="P1"/>
      <text:p text:style-name="P1"/>
      <text:p text:style-name="P2"/>
      <text:p text:style-name="P3"/>
      <text:p text:style-name="P15">Psalm 23</text:p>
      <text:p text:style-name="P3"/>
      <text:list xml:id="list414898877" text:style-name="WWNum2">
        <text:list-item>
          <text:p text:style-name="P10"><text:span text:style-name="T3"><text:s/>The </text:span><text:span text:style-name="T4">LORD</text:span><text:span text:style-name="T3"> (Jehovah) is my </text:span><text:span text:style-name="T4">shepherd </text:span><text:span text:style-name="T3">(Jehovah</text:span><text:span text:style-name="T5"> <text:s text:c="23"/></text:span><text:span text:style-name="T3">) I shall not want (Jehovah</text:span><text:span text:style-name="T5"> <text:s text:c="36"/></text:span><text:span text:style-name="T3">). <text:s/></text:span></text:p>
        </text:list-item>
      </text:list>
      <text:p text:style-name="P4"/>
      <text:list xml:id="list141359012647419" text:continue-numbering="true" text:style-name="WWNum2">
        <text:list-item>
          <text:p text:style-name="P11"><text:span text:style-name="T3"><text:s/>He makes me to lie down in green pastures (Jehovah</text:span><text:span text:style-name="T5"> <text:s text:c="24"/></text:span><text:span text:style-name="T3">: He </text:span><text:span text:style-name="T4">leads</text:span><text:span text:style-name="T3"> me beside the still waters (Jehovah</text:span><text:span text:style-name="T5"> <text:s text:c="20"/></text:span><text:span text:style-name="T3">).</text:span></text:p>
        </text:list-item>
      </text:list>
      <text:p text:style-name="P9"/>
      <text:list xml:id="list141358886397990" text:continue-numbering="true" text:style-name="WWNum2">
        <text:list-item>
          <text:p text:style-name="P11"><text:span text:style-name="T3"><text:s/>He </text:span><text:span text:style-name="T4">restores my soul</text:span><text:span text:style-name="T3"> (Jehovah</text:span><text:span text:style-name="T5"> <text:s text:c="28"/></text:span><text:span text:style-name="T3">): He </text:span><text:span text:style-name="T4">leads</text:span><text:span text:style-name="T3"> me in the paths of </text:span><text:span text:style-name="T4">righteousness</text:span><text:span text:style-name="T3"> for His name’s sake (Jehovah</text:span><text:span text:style-name="T5"> <text:s text:c="52"/></text:span><text:span text:style-name="T3">).</text:span></text:p>
        </text:list-item>
      </text:list>
      <text:p text:style-name="P9"/>
      <text:p text:style-name="P8"/>
      <text:list xml:id="list141359763970592" text:continue-numbering="true" text:style-name="WWNum2">
        <text:list-item>
          <text:p text:style-name="P11"><text:span text:style-name="T3"><text:s/>Yea, though I walk through the valley of the shadow of death, I will </text:span><text:span text:style-name="T4">fear no evil</text:span><text:span text:style-name="T3"> (Jehovah </text:span><text:span text:style-name="T5"><text:s text:c="31"/></text:span><text:span text:style-name="T3">): for You are </text:span><text:span text:style-name="T4">with me</text:span><text:span text:style-name="T3"> (Jehovah <text:s/></text:span><text:span text:style-name="T5"><text:s text:c="27"/></text:span><text:span text:style-name="T3">): Your </text:span><text:span text:style-name="T4">rod</text:span><text:span text:style-name="T3"> and Your </text:span><text:span text:style-name="T4">staff</text:span><text:span text:style-name="T3"> they </text:span><text:span text:style-name="T4">comfort</text:span><text:span text:style-name="T3"> me (Jehovah</text:span><text:span text:style-name="T5"> <text:s text:c="42"/></text:span><text:span text:style-name="T3">).</text:span></text:p>
        </text:list-item>
      </text:list>
      <text:p text:style-name="P8"/>
      <text:list xml:id="list141359196488169" text:continue-numbering="true" text:style-name="WWNum2">
        <text:list-item>
          <text:p text:style-name="P11"><text:span text:style-name="T3"><text:s/>You <text:s/>prepare a table before me in the presence of my </text:span><text:span text:style-name="T4">enemies </text:span><text:span text:style-name="T3">(Jehovah</text:span></text:p>
        </text:list-item>
      </text:list>
      <text:p text:style-name="P7"><text:span text:style-name="T5"><text:s text:c="27"/></text:span><text:span text:style-name="T3">): You </text:span><text:span text:style-name="T4">anoint</text:span><text:span text:style-name="T3"> my head with oil (Jehovah </text:span><text:span text:style-name="T5"><text:s text:c="26"/></text:span><text:span text:style-name="T3">); my </text:span><text:span text:style-name="T4">cup runs over</text:span><text:span text:style-name="T3"> (Jehovah </text:span><text:span text:style-name="T5"><text:s text:c="36"/></text:span><text:span text:style-name="T3">).</text:span></text:p>
      <text:p text:style-name="P6"/>
      <text:list xml:id="list141358689158590" text:continue-numbering="true" text:style-name="WWNum2">
        <text:list-item>
          <text:p text:style-name="P12"><text:s/>Surely goodness and mercy shall follow me all the days of my life: and I will dwell in the house of the Lord forever.</text:p>
        </text:list-item>
      </text:list>
      <text:p text:style-name="P8"/>
      <text:p text:style-name="P8"/>
      <text:p text:style-name="P6">Jehovah – the LORD</text:p>
      <text:p text:style-name="P6">Jehovah-Shalom - the LORD is our Peace<text:line-break/>Jehovah-Raha - the LORD is our Shepherd<text:line-break/>Jehovah-Jireh - the LORD our Provider<text:line-break/>Jehovah-Nissi - the LORD our Banner or Victor<text:line-break/>Jehovah-Tsidkenu - the LORD our Righteousness<text:line-break/>Jehovah-Rapha - the LORD our Helaer</text:p>
      <text:p text:style-name="P6">Jehovah-Shammah - the LORD is with us or is Presen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y</meta:initial-creator>
    <meta:editing-cycles>3</meta:editing-cycles>
    <meta:print-date>2015-02-18T20:21:00</meta:print-date>
    <meta:creation-date>2015-02-18T19:29:00</meta:creation-date>
    <dc:date>2017-09-14T14:13:58.202985672</dc:date>
    <meta:editing-duration>PT1H21S</meta:editing-duration>
    <meta:generator>LibreOffice/5.3.1.2$Linux_X86_64 LibreOffice_project/30m0$Build-2</meta:generator>
    <meta:document-statistic meta:table-count="0" meta:image-count="0" meta:object-count="0" meta:page-count="2" meta:paragraph-count="19" meta:word-count="418" meta:character-count="2701" meta:non-whitespace-character-count="19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